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2025-01-15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2024-01-03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2023-01-11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2022-01-11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2021-01-07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2020-01-14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2019-01-15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2017-12-28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2016-12-28 18:03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2016-01-14 15:23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2013-12-31 16:38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2013-01-16 14:45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2011-01-06 15:22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2010-01-05 17:21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2009-01-08 16:14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2008-01-15 15:16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2007-01-11 16:04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2006-01-12 15:53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2005-01-12 17:24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2004-01-08 22:35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2003-01-10 16:34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2002-01-17 22:29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2001-01-16 20:16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2000-01-13 20:19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1999-01-12 23:42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1998-01-13 20:21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199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199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199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199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199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199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199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199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198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08098243901</text:p>
          </table:table-cell>
          <table:table-cell office:value-type="string" calcext:value-type="string">
            <text:p>1988-04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